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Dialog" svg:font-family="Dialog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/>
      <style:text-properties fo:color="#000000" loext:opacity="100%" style:font-name="Arial" fo:font-size="11pt" officeooo:paragraph-rsid="000e0e66" style:font-size-asian="11pt" style:font-size-complex="11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size="11pt" fo:language="en" fo:country="none" style:text-underline-style="none" fo:font-weight="normal" style:font-size-asian="11pt" style:font-weight-asian="normal" style:font-size-complex="11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size="11pt" style:font-size-asian="11pt" style:font-size-complex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size="11pt" officeooo:paragraph-rsid="000ba4e8" style:font-size-asian="11pt" style:font-size-complex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size="14pt" fo:language="en" fo:country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size="14pt" fo:language="en" fo:country="none" style:text-underline-style="solid" style:text-underline-width="auto" style:text-underline-color="font-color" fo:font-weight="bold" officeooo:paragraph-rsid="000ba4e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color="#333333" loext:opacity="100%" style:font-name="Dialog" fo:font-size="12pt" fo:language="en" fo:country="none" style:text-underline-style="none" fo:font-weight="normal" style:font-size-asian="12pt" style:font-weight-asian="normal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color="#333333" loext:opacity="100%" style:font-name="Arial" fo:font-size="11pt" fo:language="en" fo:country="none" style:text-underline-style="none" fo:font-weight="normal" style:font-size-asian="11pt" style:font-weight-asian="normal" style:font-size-complex="11pt"/>
    </style:style>
    <style:style style:name="P9" style:family="paragraph" style:parent-style-name="Standard">
      <style:paragraph-properties fo:margin-top="0cm" fo:margin-bottom="0.353cm" style:contextual-spacing="false" fo:line-height="115%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Arial" fo:font-size="11pt" officeooo:paragraph-rsid="00103eb4" style:font-size-asian="11pt" style:font-size-complex="11pt"/>
    </style:style>
    <style:style style:name="T1" style:family="text">
      <style:text-properties fo:color="#333333" loext:opacity="100%" fo:language="en" fo:country="none" style:text-underline-style="solid" style:text-underline-width="auto" style:text-underline-color="font-color" fo:font-weight="bold" style:font-weight-asian="bold"/>
    </style:style>
    <style:style style:name="T2" style:family="text">
      <style:text-properties fo:color="#333333" loext:opacity="100%" fo:language="en" fo:country="none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333333" loext:opacity="100%" fo:language="en" fo:country="none" style:text-underline-style="none" fo:font-weight="normal" style:font-weight-asian="normal"/>
    </style:style>
    <style:style style:name="T4" style:family="text">
      <style:text-properties fo:color="#333333" loext:opacity="100%" fo:language="en" fo:country="none" style:text-underline-style="none" fo:font-weight="bold" style:font-weight-asian="bold" style:font-weight-complex="bold"/>
    </style:style>
    <style:style style:name="T5" style:family="text">
      <style:text-properties fo:language="en" fo:country="none"/>
    </style:style>
    <style:style style:name="T6" style:family="text">
      <style:text-properties fo:language="en" fo:country="none" style:text-underline-style="solid" style:text-underline-width="auto" style:text-underline-color="font-color" fo:font-weight="bold" style:font-weight-asian="bold"/>
    </style:style>
    <style:style style:name="T7" style:family="text">
      <style:text-properties fo:language="en" fo:country="none" style:text-underline-style="none" fo:font-weight="normal" style:font-weight-asian="normal"/>
    </style:style>
    <style:style style:name="T8" style:family="text">
      <style:text-properties fo:language="en" fo:country="none" fo:font-style="normal" style:text-underline-style="none" fo:font-weight="normal" style:font-style-asian="normal" style:font-weight-asian="normal"/>
    </style:style>
    <style:style style:name="T9" style:family="text">
      <style:text-properties fo:language="en" fo:country="none" fo:font-style="normal" style:text-underline-style="none" fo:font-weight="normal" officeooo:rsid="001482a7" style:font-style-asian="normal" style:font-weight-asian="normal"/>
    </style:style>
    <style:style style:name="T10" style:family="text">
      <style:text-properties fo:language="en" fo:country="none" fo:font-style="normal" style:text-underline-style="solid" style:text-underline-width="auto" style:text-underline-color="font-color" fo:font-weight="bold" style:font-style-asian="normal" style:font-weight-asian="bold"/>
    </style:style>
    <style:style style:name="T11" style:family="text">
      <style:text-properties fo:language="en" fo:country="US" style:text-underline-style="none" fo:font-weight="normal" style:font-weight-asian="normal"/>
    </style:style>
    <style:style style:name="T12" style:family="text">
      <style:text-properties fo:color="#000000" loext:opacity="100%" fo:language="en" fo:country="none" style:text-underline-style="none"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ntidades: </text:p>
      <text:p text:style-name="P4"><text:span text:style-name="T5">-Persona(</text:span><text:span text:style-name="T6">CI</text:span><text:span text:style-name="T7">, PrimerNombre, SegundoNombre, PrimerApellido, SegundoApellido, Genero, FechaNacimiento, Mail, Direccion)</text:span></text:p>
      <text:p text:style-name="P3"><text:span text:style-name="T7">Telefono(</text:span><text:span text:style-name="T6">CI, Telefono</text:span><text:span text:style-name="T7">)</text:span></text:p>
      <text:p text:style-name="P2">CI -&gt; Persona</text:p>
      <text:p text:style-name="P2"/>
      <text:p text:style-name="P4"><text:span text:style-name="T7">-Cliente(</text:span><text:span text:style-name="T6">CI</text:span><text:span text:style-name="T7">, FechaRegistro, Estado)</text:span></text:p>
      <text:p text:style-name="P2">CI -&gt; Persona</text:p>
      <text:p text:style-name="P2"/>
      <text:p text:style-name="P3"><text:span text:style-name="T7">-Empleado(</text:span><text:span text:style-name="T6">CI</text:span><text:span text:style-name="T7"> , Usuario, Contra, Estado</text:span><text:span text:style-name="T11">, </text:span><text:span text:style-name="T7">Tipo)</text:span></text:p>
      <text:p text:style-name="P2">CI -&gt; Persona</text:p>
      <text:p text:style-name="P2"/>
      <text:p text:style-name="P1"><text:span text:style-name="T8">-RegistroDeCambio(</text:span><text:span text:style-name="T10">Id</text:span><text:span text:style-name="T8">, CI, Sentencia, </text:span><text:span text:style-name="T9">Descripcion, </text:span><text:span text:style-name="T8">Cuando)</text:span></text:p>
      <text:p text:style-name="P2">CI -&gt; Empleado (R: Registra)</text:p>
      <text:p text:style-name="P2"/>
      <text:p text:style-name="P3"><text:span text:style-name="T7">-Reserva(</text:span><text:span text:style-name="T6">Id</text:span><text:span text:style-name="T7">, CI, Inicio, Fin, TipoDeIngreso, PrecioTotal, Estado, FormaDePago)</text:span></text:p>
      <text:p text:style-name="P2">CI -&gt; Cliente (R: Realizan)</text:p>
      <text:p text:style-name="P2"/>
      <text:p text:style-name="P3"><text:span text:style-name="T7">-Servicio(</text:span><text:span text:style-name="T6">Nombre</text:span><text:span text:style-name="T7">, Duracion, CapacidadMax, Precio)</text:span></text:p>
      <text:p text:style-name="P2"/>
      <text:p text:style-name="P3"><text:span text:style-name="T7">-Parametros (</text:span><text:span text:style-name="T6">Titulo</text:span><text:span text:style-name="T7">, Valor)</text:span></text:p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Relaciones: </text:p>
      <text:p text:style-name="P3"><text:span text:style-name="T7">-Integran(</text:span><text:span text:style-name="T6">Id, CI</text:span><text:span text:style-name="T7">,TipoDeIngreso)</text:span></text:p>
      <text:p text:style-name="P2">Id -&gt; Reserva</text:p>
      <text:p text:style-name="P10"><text:span text:style-name="T12">CI -&gt; Cliente</text:span></text:p>
      <text:p text:style-name="P10"><text:span text:style-name="T12"/></text:p>
      <text:p text:style-name="P10"><text:span text:style-name="T3">-Contiene(</text:span><text:span text:style-name="T1">Id, Nombre</text:span><text:span text:style-name="T2">, Inico</text:span><text:span text:style-name="T3">, Fin, Tipo, FormaDePago)</text:span></text:p>
      <text:p text:style-name="P8">Id -&gt; Reserva</text:p>
      <text:p text:style-name="P8">Nombre -&gt; Servicio</text:p>
      <text:p text:style-name="P8"/>
      <text:p text:style-name="P8"/>
      <text:p text:style-name="P7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Dialog" svg:font-family="Dialog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6T13:11:00.653000000</dc:date>
    <meta:editing-duration>PT13M45S</meta:editing-duration>
    <meta:editing-cycles>5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21" meta:word-count="81" meta:character-count="686" meta:non-whitespace-character-count="624"/>
  </office:meta>
</office:document-meta>
</file>